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ampler2.threadFinish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Sampler2.getResponseHeaders( HttpMethod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iewableFilePart.ViewableFilePart( String name , File file , String contentType ,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Sampler2.setDefaultRequestHeaders( HttpMethod http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ampler2.saveConnectionCookies( HttpMethod method , URL u , CookieManager cookie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TPSampler2.getConnectionHeaders( Http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Sampler2.isPartialMatch( String ho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Sampler2.isNonProxy( String ho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2.sample( URL url , String method , boolean areFollowingRedirect , int frameDepth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7">
            <text:p text:style-name="Table_20_Contents">7</text:p>
          </table:table-cell>
          <table:table-cell office:value-type="float" office:value="102">
            <text:p text:style-name="Table_20_Contents">102</text:p>
          </table:table-cell>
        </table:table-row>
        <table:table-row>
          <table:table-cell office:value-type="string">
            <text:p text:style-name="Table_20_Contents">HTTPSampler2.setupConnection( URL u , HttpMethodBase httpMethod , HTTPSampleResult re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9">
            <text:p text:style-name="Table_20_Contents">9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ViewableFilePart.setHideFileData( boolean hideFile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2.thread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ewableFilePart.sendData(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Sampler2.HTTPSampl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ampler2.setConnectionCookie( HttpMethod method , URL u , CookieManager cookie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Sampler2.setConnectionAuthorization( HttpClient client , URL u , AuthManager authManag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HTTPSampler2.sendPostData( PostMethod post )</text:p>
          </table:table-cell>
          <table:table-cell office:value-type="float" office:value="39">
            <text:p text:style-name="Table_20_Contents">39</text:p>
          </table:table-cell>
          <table:table-cell office:value-type="float" office:value="39">
            <text:p text:style-name="Table_20_Contents">39</text:p>
          </table:table-cell>
          <table:table-cell office:value-type="float" office:value="143">
            <text:p text:style-name="Table_20_Contents">143</text:p>
          </table:table-cell>
        </table:table-row>
        <table:table-row>
          <table:table-cell office:value-type="string">
            <text:p text:style-name="Table_20_Contents">HTTPSampler2.sendPutData( PutMethod put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7">
            <text:p text:style-name="Table_20_Contents">17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HTTPSampler2.setConnectionHeaders( HttpMethod method , URL u , HeaderManager headerManager , CacheManager cacheManag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